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055cm" fo:margin-top="0cm" fo:margin-bottom="0cm" style:contextual-spacing="false" fo:line-height="107%" fo:text-align="center" style:justify-single-word="false" fo:text-indent="0cm" style:auto-text-indent="false" style:page-number="auto" fo:break-before="page">
        <style:tab-stops/>
      </style:paragraph-properties>
    </style:style>
    <style:style style:name="P2" style:family="paragraph" style:parent-style-name="Normal">
      <style:paragraph-properties fo:margin-left="0cm" fo:margin-top="0cm" fo:margin-bottom="0.355cm" style:contextual-spacing="false" fo:line-height="107%" fo:text-indent="0cm" style:auto-text-indent="false">
        <style:tab-stops/>
      </style:paragraph-properties>
    </style:style>
    <style:style style:name="P3" style:family="paragraph" style:parent-style-name="Heading_20_1">
      <style:paragraph-properties fo:margin-left="-0.009cm">
        <style:tab-stops/>
      </style:paragraph-properties>
    </style:style>
    <style:style style:name="P4" style:family="paragraph" style:parent-style-name="Normal">
      <style:paragraph-properties fo:margin-top="0cm" fo:margin-bottom="0.335cm" style:contextual-spacing="false"/>
    </style:style>
    <style:style style:name="P5" style:family="paragraph" style:parent-style-name="Normal" style:list-style-name="L1">
      <style:paragraph-properties fo:margin-top="0cm" fo:margin-bottom="0.06cm" style:contextual-spacing="false" fo:text-indent="-0.635cm" style:auto-text-indent="false"/>
    </style:style>
    <style:style style:name="P6" style:family="paragraph" style:parent-style-name="Normal" style:list-style-name="L1">
      <style:paragraph-properties fo:margin-top="0cm" fo:margin-bottom="0.062cm" style:contextual-spacing="false" fo:text-indent="-0.635cm" style:auto-text-indent="false"/>
    </style:style>
    <style:style style:name="P7" style:family="paragraph" style:parent-style-name="Normal" style:list-style-name="L1">
      <style:paragraph-properties fo:text-indent="-0.635cm" style:auto-text-indent="false"/>
    </style:style>
    <style:style style:name="P8" style:family="paragraph" style:parent-style-name="Normal">
      <style:paragraph-properties fo:margin-left="-0.009cm" fo:margin-top="0cm" fo:margin-bottom="0.34cm" style:contextual-spacing="false">
        <style:tab-stops/>
      </style:paragraph-properties>
    </style:style>
    <style:style style:name="P9" style:family="paragraph" style:parent-style-name="Normal" style:list-style-name="L2">
      <style:paragraph-properties fo:margin-top="0cm" fo:margin-bottom="0.062cm" style:contextual-spacing="false" fo:text-indent="-0.635cm" style:auto-text-indent="false"/>
    </style:style>
    <style:style style:name="P10" style:family="paragraph" style:parent-style-name="Normal" style:list-style-name="L2">
      <style:paragraph-properties fo:margin-top="0cm" fo:margin-bottom="0.062cm" style:contextual-spacing="false" fo:text-indent="-0.635cm" style:auto-text-indent="false"/>
      <style:text-properties officeooo:rsid="0018e66a" officeooo:paragraph-rsid="0018e66a"/>
    </style:style>
    <style:style style:name="P11" style:family="paragraph" style:parent-style-name="Normal" style:list-style-name="L2">
      <style:paragraph-properties fo:margin-top="0cm" fo:margin-bottom="0.062cm" style:contextual-spacing="false" fo:text-indent="-0.635cm" style:auto-text-indent="false"/>
      <style:text-properties fo:font-size="11pt" fo:font-weight="normal" officeooo:rsid="0018e66a" officeooo:paragraph-rsid="0018e66a" style:font-size-asian="9.60000038146973pt" style:font-weight-asian="normal" style:font-size-complex="11pt" style:font-weight-complex="normal"/>
    </style:style>
    <style:style style:name="P12" style:family="paragraph" style:parent-style-name="Normal" style:list-style-name="L2">
      <style:paragraph-properties fo:margin-top="0cm" fo:margin-bottom="0.353cm" style:contextual-spacing="false" fo:text-indent="-0.635cm" style:auto-text-indent="false"/>
    </style:style>
    <style:style style:name="P13" style:family="paragraph" style:parent-style-name="Normal" style:list-style-name="L2">
      <style:paragraph-properties fo:margin-top="0cm" fo:margin-bottom="0.353cm" style:contextual-spacing="false" fo:text-indent="-0.635cm" style:auto-text-indent="false"/>
      <style:text-properties fo:font-size="11pt" fo:font-weight="normal" officeooo:rsid="0018e66a" officeooo:paragraph-rsid="0018e66a" style:font-size-asian="9.60000038146973pt" style:font-weight-asian="normal" style:font-size-complex="11pt" style:font-weight-complex="normal"/>
    </style:style>
    <style:style style:name="P14" style:family="paragraph" style:parent-style-name="Normal">
      <style:paragraph-properties fo:margin-top="0cm" fo:margin-bottom="0.362cm" style:contextual-spacing="false"/>
    </style:style>
    <style:style style:name="P15" style:family="paragraph" style:parent-style-name="Normal" style:list-style-name="L3">
      <style:paragraph-properties fo:margin-top="0cm" fo:margin-bottom="0.083cm" style:contextual-spacing="false" fo:text-indent="-0.635cm" style:auto-text-indent="false"/>
    </style:style>
    <style:style style:name="P16" style:family="paragraph" style:parent-style-name="Normal" style:list-style-name="L3">
      <style:paragraph-properties fo:margin-top="0cm" fo:margin-bottom="0.083cm" style:contextual-spacing="false" fo:text-indent="-0.635cm" style:auto-text-indent="false"/>
      <style:text-properties officeooo:rsid="0019a0c1" officeooo:paragraph-rsid="0019a0c1"/>
    </style:style>
    <style:style style:name="P17" style:family="paragraph" style:parent-style-name="Normal" style:list-style-name="L3">
      <style:paragraph-properties fo:margin-top="0cm" fo:margin-bottom="0.083cm" style:contextual-spacing="false" fo:text-indent="-0.635cm" style:auto-text-indent="false"/>
      <style:text-properties fo:font-size="11pt" fo:font-weight="normal" officeooo:rsid="0019a0c1" officeooo:paragraph-rsid="0019a0c1" style:font-size-asian="9.60000038146973pt" style:font-weight-asian="normal" style:font-size-complex="11pt" style:font-weight-complex="normal"/>
    </style:style>
    <style:style style:name="P18" style:family="paragraph" style:parent-style-name="Normal" style:list-style-name="L3">
      <style:paragraph-properties fo:margin-top="0cm" fo:margin-bottom="0.083cm" style:contextual-spacing="false" fo:text-indent="-0.635cm" style:auto-text-indent="false"/>
      <style:text-properties fo:font-size="13pt" fo:font-weight="bold" style:font-size-asian="13pt" style:font-weight-asian="bold" style:font-size-complex="13pt" style:font-weight-complex="bold"/>
    </style:style>
    <style:style style:name="P19" style:family="paragraph" style:parent-style-name="Normal" style:list-style-name="L3">
      <style:paragraph-properties fo:margin-top="0cm" fo:margin-bottom="0.356cm" style:contextual-spacing="false" fo:text-indent="-0.635cm" style:auto-text-indent="false"/>
    </style:style>
    <style:style style:name="P20" style:family="paragraph" style:parent-style-name="Normal" style:list-style-name="L4">
      <style:paragraph-properties fo:margin-top="0cm" fo:margin-bottom="0.356cm" style:contextual-spacing="false"/>
      <style:text-properties officeooo:rsid="001b65f7" officeooo:paragraph-rsid="001b65f7"/>
    </style:style>
    <style:style style:name="P21" style:family="paragraph" style:parent-style-name="Normal">
      <style:paragraph-properties fo:margin-left="-0.009cm" fo:margin-top="0cm" fo:margin-bottom="0.282cm" style:contextual-spacing="false">
        <style:tab-stops/>
      </style:paragraph-properties>
    </style:style>
    <style:style style:name="P22" style:family="paragraph" style:parent-style-name="Normal">
      <style:paragraph-properties fo:margin-top="0cm" fo:margin-bottom="0.362cm" style:contextual-spacing="false"/>
      <style:text-properties fo:font-size="13pt" fo:font-weight="bold" style:font-size-asian="13pt" style:font-weight-asian="bold" style:font-size-complex="13pt" style:font-weight-complex="bold"/>
    </style:style>
    <style:style style:name="P23" style:family="paragraph" style:parent-style-name="Normal" style:list-style-name="L5">
      <style:paragraph-properties fo:margin-top="0cm" fo:margin-bottom="0.078cm" style:contextual-spacing="false" fo:text-indent="-0.635cm" style:auto-text-indent="false"/>
      <style:text-properties fo:font-size="13pt" fo:font-weight="bold" style:font-size-asian="13pt" style:font-weight-asian="bold" style:font-size-complex="13pt" style:font-weight-complex="bold"/>
    </style:style>
    <style:style style:name="P24" style:family="paragraph" style:parent-style-name="Normal" style:list-style-name="L5">
      <style:paragraph-properties fo:margin-top="0cm" fo:margin-bottom="0.083cm" style:contextual-spacing="false" fo:text-indent="-0.635cm" style:auto-text-indent="false"/>
      <style:text-properties fo:font-size="13pt" fo:font-weight="bold" style:font-size-asian="13pt" style:font-weight-asian="bold" style:font-size-complex="13pt" style:font-weight-complex="bold"/>
    </style:style>
    <style:style style:name="P25" style:family="paragraph" style:parent-style-name="Normal" style:list-style-name="L5">
      <style:paragraph-properties fo:text-indent="-0.635cm" style:auto-text-indent="false"/>
      <style:text-properties fo:font-size="13pt" fo:font-weight="bold" style:font-size-asian="13pt" style:font-weight-asian="bold" style:font-size-complex="13pt" style:font-weight-complex="bold"/>
    </style:style>
    <style:style style:name="P26" style:family="paragraph" style:parent-style-name="Normal" style:list-style-name="L5">
      <style:paragraph-properties fo:text-indent="-0.635cm" style:auto-text-indent="false"/>
      <style:text-properties officeooo:rsid="001b65f7" officeooo:paragraph-rsid="001b65f7"/>
    </style:style>
    <style:style style:name="P27" style:family="paragraph" style:parent-style-name="Normal" style:list-style-name="L5">
      <style:paragraph-properties fo:text-indent="-0.635cm" style:auto-text-indent="false"/>
      <style:text-properties officeooo:rsid="001e0778" officeooo:paragraph-rsid="001e0778"/>
    </style:style>
    <style:style style:name="P28" style:family="paragraph" style:parent-style-name="Normal">
      <style:paragraph-properties fo:margin-left="-0.617cm" fo:text-indent="0cm" style:auto-text-indent="false"/>
    </style:style>
    <style:style style:name="P29" style:family="paragraph" style:parent-style-name="Normal">
      <style:paragraph-properties fo:margin-top="0cm" fo:margin-bottom="0.34cm" style:contextual-spacing="false"/>
    </style:style>
    <style:style style:name="P30" style:family="paragraph" style:parent-style-name="Normal" style:list-style-name="L6">
      <style:paragraph-properties fo:margin-top="0cm" fo:margin-bottom="0.062cm" style:contextual-spacing="false" fo:text-indent="-0.635cm" style:auto-text-indent="false"/>
    </style:style>
    <style:style style:name="P31" style:family="paragraph" style:parent-style-name="Normal" style:list-style-name="L6">
      <style:paragraph-properties fo:margin-top="0cm" fo:margin-bottom="0.056cm" style:contextual-spacing="false" fo:text-indent="-0.635cm" style:auto-text-indent="false"/>
    </style:style>
    <style:style style:name="P32" style:family="paragraph" style:parent-style-name="Normal" style:list-style-name="L6">
      <style:paragraph-properties fo:margin-top="0cm" fo:margin-bottom="0.353cm" style:contextual-spacing="false" fo:text-indent="-0.635cm" style:auto-text-indent="false"/>
    </style:style>
    <style:style style:name="P33" style:family="paragraph" style:parent-style-name="Normal" style:list-style-name="L7">
      <style:paragraph-properties fo:margin-top="0cm" fo:margin-bottom="0.083cm" style:contextual-spacing="false" fo:text-indent="-0.635cm" style:auto-text-indent="false"/>
    </style:style>
    <style:style style:name="P34" style:family="paragraph" style:parent-style-name="Normal" style:list-style-name="L7">
      <style:paragraph-properties fo:margin-top="0cm" fo:margin-bottom="0.034cm" style:contextual-spacing="false" fo:text-indent="-0.635cm" style:auto-text-indent="false"/>
    </style:style>
    <style:style style:name="P35" style:family="paragraph" style:parent-style-name="Normal" style:list-style-name="L7">
      <style:paragraph-properties fo:margin-top="0cm" fo:margin-bottom="0.062cm" style:contextual-spacing="false" fo:text-indent="-0.635cm" style:auto-text-indent="false"/>
    </style:style>
    <style:style style:name="P36" style:family="paragraph" style:parent-style-name="Normal" style:list-style-name="L7">
      <style:paragraph-properties fo:margin-top="0cm" fo:margin-bottom="0.078cm" style:contextual-spacing="false" fo:text-indent="-0.635cm" style:auto-text-indent="false"/>
    </style:style>
    <style:style style:name="P37" style:family="paragraph" style:parent-style-name="Normal" style:list-style-name="L7">
      <style:paragraph-properties fo:text-indent="-0.635cm" style:auto-text-indent="false"/>
    </style:style>
    <style:style style:name="P38" style:family="paragraph" style:parent-style-name="Normal">
      <style:paragraph-properties fo:margin-left="-0.009cm" fo:margin-top="0cm" fo:margin-bottom="0cm" style:contextual-spacing="false" fo:line-height="107%">
        <style:tab-stops/>
      </style:paragraph-properties>
    </style:style>
    <style:style style:name="T1" style:family="text">
      <style:text-properties fo:color="#2f5496" loext:opacity="100%" fo:font-size="16pt" style:font-size-asian="16pt"/>
    </style:style>
    <style:style style:name="T2" style:family="text">
      <style:text-properties fo:font-weight="bold" style:font-weight-asian="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weight="bold" style:font-weight-asian="bold" style:font-weight-complex="bold"/>
    </style:style>
    <style:style style:name="T5" style:family="text">
      <style:text-properties fo:font-size="13pt" fo:font-style="italic" fo:font-weight="bold" style:font-size-asian="13pt" style:font-style-asian="italic" style:font-weight-asian="bold" style:font-size-complex="13pt" style:font-weight-complex="bold"/>
    </style:style>
    <style:style style:name="T6" style:family="text">
      <style:text-properties officeooo:rsid="001c12ef"/>
    </style:style>
    <style:style style:name="T7" style:family="text">
      <style:text-properties officeooo:rsid="001e0778"/>
    </style:style>
    <style:style style:name="T8" style:family="text">
      <style:text-properties fo:color="#2f5496" loext:opacity="100%" fo:font-size="13pt" style:font-size-asian="13pt"/>
    </style:style>
    <text:list-style style:name="L1">
      <text:list-level-style-number text:level="1" text:style-name="WW_5f_CharLFO1LVL1" loext:num-list-format="%1%." style:num-suffix="." style:num-format="A" style:num-letter-sync="true">
        <style:list-level-properties text:list-level-position-and-space-mode="label-alignment">
          <style:list-level-label-alignment text:label-followed-by="listtab" fo:margin-left="1.244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5LVL1"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6LVL1" loext:num-list-format="%1%." style:num-suffix="." style:num-format="1">
        <style:list-level-properties text:list-level-position-and-space-mode="label-alignment">
          <style:list-level-label-alignment text:label-followed-by="listtab" fo:margin-left="0.635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3" text:style-name="WW_5f_CharLFO6LVL3" loext:num-list-format="%3%" text:bullet-char="▪">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4" text:style-name="WW_5f_CharLFO6LVL4" loext:num-list-format="%4%"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5" text:style-name="WW_5f_CharLFO6LVL5" loext:num-list-format="%5%" text:bullet-char="o">
        <style:list-level-properties text:list-level-position-and-space-mode="label-alignment">
          <style:list-level-label-alignment text:label-followed-by="listtab" fo:margin-left="5.08cm"/>
        </style:list-level-properties>
        <style:text-properties style:font-name="Segoe UI Symbol"/>
      </text:list-level-style-bullet>
      <text:list-level-style-bullet text:level="6" text:style-name="WW_5f_CharLFO6LVL6" loext:num-list-format="%6%" text:bullet-char="▪">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7" text:style-name="WW_5f_CharLFO6LVL7" loext:num-list-format="%7%"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8" text:style-name="WW_5f_CharLFO6LVL8" loext:num-list-format="%8%" text:bullet-char="o">
        <style:list-level-properties text:list-level-position-and-space-mode="label-alignment">
          <style:list-level-label-alignment text:label-followed-by="listtab" fo:margin-left="8.89cm"/>
        </style:list-level-properties>
        <style:text-properties style:font-name="Segoe UI Symbol"/>
      </text:list-level-style-bullet>
      <text:list-level-style-bullet text:level="9" text:style-name="WW_5f_CharLFO6LVL9" loext:num-list-format="%9%" text:bullet-char="▪">
        <style:list-level-properties text:list-level-position-and-space-mode="label-alignment">
          <style:list-level-label-alignment text:label-followed-by="listtab" fo:margin-left="10.16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Actividades del Tema 1: “Almacenamiento de la información” </text:span></text:span></text:p>
      <text:p text:style-name="P2"><text:span text:style-name="Default_20_Paragraph_20_Font"><text:span text:style-name="T2"><text:s/></text:span></text:span></text:p>
      <text:h text:style-name="P3" text:outline-level="1">Actividad 1: El Viaje del Dato (Cuestionario Conceptual) </text:h>
      <text:p text:style-name="Normal"><text:span text:style-name="Default_20_Paragraph_20_Font"><text:span text:style-name="T2">Objetivo:</text:span></text:span> Diferenciar los conceptos de dato, información y conocimiento. </text:p>
      <text:p text:style-name="Normal"><text:span text:style-name="Default_20_Paragraph_20_Font"><text:span text:style-name="T2">Instrucciones:</text:span></text:span> Lee atentamente el siguiente escenario y responde a las preguntas, justificando cada respuesta con las definiciones de las fuentes. </text:p>
      <text:p text:style-name="P4"><text:span text:style-name="Default_20_Paragraph_20_Font"><text:span text:style-name="T2">Escenario:</text:span></text:span> En el sistema de una clínica, encontramos los siguientes elementos: </text:p>
      <text:list text:style-name="L1">
        <text:list-item>
          <text:p text:style-name="P5">"45" </text:p>
        </text:list-item>
        <text:list-item>
          <text:p text:style-name="P6">"Fiebre alta" </text:p>
        </text:list-item>
        <text:list-item>
          <text:p text:style-name="P6">"Paciente Juan Pérez, de 45 años, presenta un síntoma de fiebre alta." </text:p>
        </text:list-item>
        <text:list-item>
          <text:p text:style-name="P7">"Basado en el historial y los síntomas del paciente Juan Pérez, el diagnóstico sugiere una infección bacteriana. Se receta un antibiótico específico." </text:p>
        </text:list-item>
      </text:list>
      <text:p text:style-name="P8"><text:span text:style-name="Default_20_Paragraph_20_Font"><text:span text:style-name="T2">Preguntas a resolver:</text:span></text:span> </text:p>
      <text:list text:style-name="L2">
        <text:list-item>
          <text:p text:style-name="P9"><text:span text:style-name="T3">Identifica cuál de los elementos (A, B, C, D) corresponde a un </text:span><text:span text:style-name="Default_20_Paragraph_20_Font"><text:span text:style-name="T3">dato</text:span></text:span><text:span text:style-name="T3">. Explica por qué, mencionando su característica principal (unidad mínima sin significado completo).</text:span><text:span text:style-name="T4"> </text:span></text:p>
          <text:p text:style-name="P10">Los elemento A y B son datos. Hacen referencia a su edad corporal y el sintoma del paciente. Es un dato ya que es un valor sin contexto pero quiere decir algo.</text:p>
          <text:p text:style-name="P10"/>
        </text:list-item>
        <text:list-item>
          <text:p text:style-name="P9"><text:span text:style-name="T3">Identifica cuál de los elementos corresponde a </text:span><text:span text:style-name="Default_20_Paragraph_20_Font"><text:span text:style-name="T3">información</text:span></text:span><text:span text:style-name="T3">. Justifica tu respuesta explicando cómo se han procesado los datos para crear un mensaje con relevancia y propósito. </text:span></text:p>
          <text:p text:style-name="P11">El elemento C es información, ya que es un conjunto de datos procesados explica el nombre del paciente, la edad y el sintoma que tiene.</text:p>
          <text:p text:style-name="P11"/>
        </text:list-item>
        <text:list-item>
          <text:p text:style-name="P12"><text:span text:style-name="T3">Identifica cuál de los elementos representa el </text:span><text:span text:style-name="Default_20_Paragraph_20_Font"><text:span text:style-name="T3">conocimiento</text:span></text:span><text:span text:style-name="T3">. Explica qué elementos adicionales (como la experiencia) se han añadido a la información para tomar una decisión o realizar una acción. </text:span></text:p>
          <text:p text:style-name="P13">El elemento D es conocimiento, ya que en base a la información del paciente, su historial y la experiencia de la persona que lo atiende, realiza un diagnostico y una respuesta al problema del paciente.</text:p>
          <text:p text:style-name="P13"/>
        </text:list-item>
      </text:list>
      <text:h text:style-name="P3" text:outline-level="1">Actividad 2: El Fichero Adecuado para Cada Tarea (Análisis de Casos) </text:h>
      <text:p text:style-name="Normal"><text:span text:style-name="Default_20_Paragraph_20_Font"><text:span text:style-name="T2">Objetivo:</text:span></text:span> Analizar y justificar la elección de un tipo de organización de fichero según las necesidades de un sistema. </text:p>
      <text:p text:style-name="P14"><text:span text:style-name="Default_20_Paragraph_20_Font"><text:span text:style-name="T2">Instrucciones:</text:span></text:span> Imagina que estás diseñando un sistema informático para gestionar las notas de tu instituto. Para cada una de las siguientes tareas, elige el tipo de fichero más adecuado (<text:span text:style-name="Default_20_Paragraph_20_Font"><text:span text:style-name="T2">secuencial</text:span></text:span>, <text:span text:style-name="Default_20_Paragraph_20_Font"><text:span text:style-name="T2">de acceso directo</text:span></text:span> o <text:span text:style-name="Default_20_Paragraph_20_Font"><text:span text:style-name="T2">indexado</text:span></text:span>) y justifica tu elección explicando sus ventajas e inconvenientes en ese contexto específico. </text:p>
      <text:list text:style-name="L3">
        <text:list-item>
          <text:p text:style-name="P15"><text:soft-page-break/><text:span text:style-name="Default_20_Paragraph_20_Font"><text:span text:style-name="T3">Tarea 1: Generar el boletín de notas.</text:span></text:span><text:span text:style-name="T3"> Al final del trimestre, se necesita procesar los expedientes de </text:span><text:span text:style-name="Default_20_Paragraph_20_Font"><text:span text:style-name="T5">todos</text:span></text:span><text:span text:style-name="T3"> los alumnos de una clase, uno tras otro, para imprimir sus notas. ¿Qué tipo de fichero sería más eficiente para esta lectura masiva y por qué? </text:span></text:p>
          <text:p text:style-name="P16">Fichero secuencial. Ya que es un archivo que no requiere de revisiones y cambios constantes una vez escritas las notas simplemente se imprimirian y los datos se almacenarian.</text:p>
          <text:p text:style-name="P16"/>
        </text:list-item>
        <text:list-item>
          <text:p text:style-name="P15"><text:span text:style-name="Default_20_Paragraph_20_Font"><text:span text:style-name="T3">Tarea 2: Consultar un expediente.</text:span></text:span><text:span text:style-name="T3"> La jefa de estudios necesita acceder </text:span><text:span text:style-name="Default_20_Paragraph_20_Font"><text:span text:style-name="T5">rápidamente</text:span></text:span><text:span text:style-name="T3"> a los datos de un único alumno introduciendo su número de expediente (ID). La velocidad de acceso es crítica. ¿Qué tipo de fichero usarías y por qué? ¿Qué problema podrían generar las colisiones o sinónimos en este caso? </text:span></text:p>
          <text:p text:style-name="P17">Fichero directo. Debido a la necesidad constante de acceder a los datos de un alumno, una manera sencilla de identificarlos sin tener que pasar por el resto de alumnos y su facil manipulación. Los problemas que podria generar serían la posibilidad de que 2 alumnos tenga <text:s/>el mismo ID para un expediente diferente y se superponga uno sobre otro.</text:p>
          <text:p text:style-name="P18"/>
        </text:list-item>
        <text:list-item>
          <text:p text:style-name="P19"><text:span text:style-name="Default_20_Paragraph_20_Font"><text:span text:style-name="T3">Tarea 3: Sistema de consulta flexible.</text:span></text:span><text:span text:style-name="T3"> El tutor necesita poder buscar rápidamente a un alumno por su ID, pero también generar listados alfabéticos de toda la clase. ¿Qué tipo de fichero te permitiría hacer ambas cosas (acceso directo y secuencial) de manera eficiente y por qué?</text:span> </text:p>
        </text:list-item>
      </text:list>
      <text:list text:style-name="L4">
        <text:list-header>
          <text:p text:style-name="P20">Fichero secuencial indexado. Ya que es una mezcla de un fichero secuencial y de acceso directo, los datos se guardan de manera secuencial y gracias a un indice se accederian con mayor facilidad a los datos.</text:p>
        </text:list-header>
      </text:list>
      <text:h text:style-name="P3" text:outline-level="1">Actividad 3: Defendiendo una Tecnología (Ensayo Argumentativo) </text:h>
      <text:p text:style-name="Normal"><text:span text:style-name="Default_20_Paragraph_20_Font"><text:span text:style-name="T3">Objetivo:</text:span></text:span><text:span text:style-name="T3"> Reflexionar sobre las ventajas y desventajas de los sistemas de ficheros y las bases de datos para construir un argumento sólido. </text:span></text:p>
      <text:p text:style-name="P21"><text:span text:style-name="Default_20_Paragraph_20_Font"><text:span text:style-name="T3">Instrucciones:</text:span></text:span><text:span text:style-name="T3"> Escribe un breve ensayo (200-300 palabras) respondiendo a la siguiente pregunta: </text:span><text:span text:style-name="Default_20_Paragraph_20_Font"><text:span text:style-name="T3">Si tuvieras que crear un sistema para gestionar los datos de todos los alumnos de un centro educativo (secretaría, biblioteca, actividades extraescolares), ¿por qué una base de datos sería una solución superior a un sistema basado en ficheros separados?</text:span></text:span><text:span text:style-name="T3"> </text:span></text:p>
      <text:p text:style-name="P22">En tu argumento, debes: </text:p>
      <text:list text:style-name="L5">
        <text:list-item>
          <text:p text:style-name="P23">Mencionar al menos tres inconvenientes clave de los sistemas de ficheros (ej. redundancia, dependencia datos-programas, problemas de seguridad). </text:p>
        </text:list-item>
        <text:list-item>
          <text:p text:style-name="P24">Explicar cómo una base de datos soluciona esos problemas, destacando tres de sus ventajas principales (ej. menor redundancia, independencia de datos, mayor seguridad). </text:p>
        </text:list-item>
        <text:list-item>
          <text:p text:style-name="P25">Mencionar al menos una desventaja de implementar una base de datos. </text:p>
          <text:p text:style-name="P26">La bases de datos sería una mejor solución que un sistema de multiples ficheros debido a multiples factores;</text:p>
          <text:p text:style-name="P26"><text:soft-page-break/>Uno de estos es la redundancia de datos, al tener más de un fichero con datos comunes como podria ser: Un fichero con los datos del alumno y un fichero con los datos de un curso, en ambos se incluirian datos como los nombres de los alumnos y eso seria redundancia en los datos, cosa que una base de datos arreglaria, disminuyendo la redundancia y al no requerir de multiples archivos.</text:p>
          <text:p text:style-name="P26">Otro factor que pone en desventaja a un sistema de multiples ficheros es <text:span text:style-name="T6">el acceso eficiente y concurrente a los datos. Es más facil acceder a una base de datos que a multiples archivos para ver diferentes datos, </text:span><text:span text:style-name="T7">también permite mucha mayor facilidad al acceso de multiples personas a la vez.</text:span></text:p>
          <text:p text:style-name="P27">También, la dependencia entre datos y programas, en los ficheros, cada modificación significa también una modificación en el programa que interprete los datos, lo cual ralentiza mucho el proceso de modificación de datos, en una base de datos este problema se soluciona ya que el software entiende los datos sin necesidad de modificar el código.</text:p>
          <text:p text:style-name="P27">Aunque no todo son ventajas en las bases de datos, una desventaja podria ser:</text:p>
          <text:p text:style-name="P27">El coste elevado, requiere de un equipo con las capacidades de procesado y almacenamiento de datos conforme a las necesidades de la base de datos, en unas instalaciones que permitan el funcionamiento optimo e ininterrunpido del equipo para el acceso constante a la base de datos.</text:p>
        </text:list-item>
      </text:list>
      <text:p text:style-name="P28"/>
      <text:p text:style-name="P28"/>
      <text:h text:style-name="P3" text:outline-level="1">Actividad 4: Modelando la Realidad (Asociación de Modelos) </text:h>
      <text:p text:style-name="Normal"><text:span text:style-name="Default_20_Paragraph_20_Font"><text:span text:style-name="T2">Objetivo:</text:span></text:span> Identificar qué modelo de base de datos se adapta mejor a diferentes estructuras de información del mundo real. </text:p>
      <text:p text:style-name="P29"><text:span text:style-name="Default_20_Paragraph_20_Font"><text:span text:style-name="T2">Instrucciones:</text:span></text:span> Lee las descripciones de los siguientes modelos de bases de datos: <text:span text:style-name="Default_20_Paragraph_20_Font"><text:span text:style-name="T2">Jerárquico</text:span></text:span>, <text:span text:style-name="Default_20_Paragraph_20_Font"><text:span text:style-name="T2">En Red</text:span></text:span> y <text:span text:style-name="Default_20_Paragraph_20_Font"><text:span text:style-name="T2">Relacional</text:span></text:span>. Luego, asocia cada uno de los siguientes escenarios con el modelo que mejor lo representaría y justifica brevemente tu elección. Además, tendrás que representar gráficamente el modelo seleccionado. </text:p>
      <text:list text:style-name="L6">
        <text:list-item>
          <text:p text:style-name="P30"><text:span text:style-name="Default_20_Paragraph_20_Font"><text:span text:style-name="T2">Escenario A: La estructura de una empresa.</text:span></text:span> Un director general tiene varios gerentes a su cargo. Cada gerente tiene varios jefes de equipo, y cada jefe de equipo tiene varios empleados. Un empleado solo reporta a un único jefe de equipo. ¿Qué modelo encaja con esta estructura de "un padre por cada hijo"?. </text:p>
        </text:list-item>
        <text:list-item>
          <text:p text:style-name="P31"><text:span text:style-name="Default_20_Paragraph_20_Font"><text:span text:style-name="T2">Escenario B: Gestión de un hospital.</text:span></text:span> En un hospital, un paciente puede ser atendido por varios médicos, y un médico atiende a muchos pacientes. Existe una relación de "muchos a muchos". ¿Qué modelo permite que un "hijo" (paciente) tenga varios "padres" (médicos)?. </text:p>
        </text:list-item>
        <text:list-item>
          <text:p text:style-name="P32"><text:span text:style-name="Default_20_Paragraph_20_Font"><text:span text:style-name="T2">Escenario C: Una tienda online.</text:span></text:span> La información se organiza en tablas claras y separadas: una tabla para CLIENTES, otra para PRODUCTOS y una tercera para PEDIDOS. Los pedidos se relacionan con clientes y productos usando un código común (ID). ¿Qué modelo basado en tablas es el más extendido hoy en día?. </text:p>
        </text:list-item>
      </text:list>
      <text:h text:style-name="P3" text:outline-level="1">Actividad 5: Centralizado vs. Distribuido (Resolución de Problemas de Diseño) </text:h>
      <text:p text:style-name="Normal"><text:span text:style-name="Default_20_Paragraph_20_Font"><text:span text:style-name="T2">Objetivo:</text:span></text:span> Aplicar los conceptos de bases de datos centralizadas y distribuidas, incluyendo la fragmentación, para proponer una solución arquitectónica. </text:p>
      <text:p text:style-name="P29"><text:span text:style-name="Default_20_Paragraph_20_Font"><text:span text:style-name="T2">Instrucciones:</text:span></text:span> Eres el arquitecto de sistemas de una empresa y debes tomar decisiones clave. Responde a las siguientes preguntas de forma razonada. </text:p>
      <text:list text:style-name="L7">
        <text:list-item>
          <text:p text:style-name="P33"><text:span text:style-name="Default_20_Paragraph_20_Font"><text:span text:style-name="T2">La farmacia del barrio.</text:span></text:span> Vas a instalar un sistema informático para una única farmacia. Todos los datos (clientes, medicamentos, ventas) se gestionarán en un solo ordenador en la propia tienda. </text:p>
          <text:list>
            <text:list-item>
              <text:p text:style-name="P34">¿Elegirías una arquitectura de base de datos <text:span text:style-name="Default_20_Paragraph_20_Font"><text:span text:style-name="T2">centralizada</text:span></text:span> o <text:span text:style-name="Default_20_Paragraph_20_Font"><text:span text:style-name="T2">distribuida</text:span></text:span>?. </text:p>
            </text:list-item>
            <text:list-item>
              <text:p text:style-name="P35"><text:soft-page-break/>Justifica tu elección mencionando dos ventajas de esa arquitectura para este caso concreto y su principal inconveniente o riesgo. </text:p>
            </text:list-item>
          </text:list>
        </text:list-item>
        <text:list-item>
          <text:p text:style-name="P33"><text:span text:style-name="Default_20_Paragraph_20_Font"><text:span text:style-name="T2">Una cadena de supermercados nacional.</text:span></text:span> La empresa tiene sedes en Madrid, Barcelona y Sevilla. Necesitas diseñar su base de datos de CLIENTES, que tiene los siguientes campos: ID_Cliente, Nombre, Dirección, Ciudad, Email, Historial_Compras. </text:p>
          <text:list>
            <text:list-item>
              <text:p text:style-name="P36">¿Por qué una base de datos <text:span text:style-name="Default_20_Paragraph_20_Font"><text:span text:style-name="T2">distribuida</text:span></text:span> sería más adecuada que una centralizada en este caso? Menciona dos de sus ventajas. </text:p>
            </text:list-item>
            <text:list-item>
              <text:p text:style-name="P33">Propón una estrategia de <text:span text:style-name="Default_20_Paragraph_20_Font"><text:span text:style-name="T2">fragmentación horizontal</text:span></text:span> para la tabla CLIENTES, explicando qué criterio usarías para dividir las filas y dónde almacenarías cada fragmento. </text:p>
            </text:list-item>
            <text:list-item>
              <text:p text:style-name="P37">Ahora, propón una estrategia de <text:span text:style-name="Default_20_Paragraph_20_Font"><text:span text:style-name="T2">fragmentación vertical</text:span></text:span> para la misma tabla, explicando qué columnas pondrías en cada fragmento para separar, por ejemplo, los datos personales de los datos de compra. No olvides la regla sobre la clave primaria. </text:p>
            </text:list-item>
          </text:list>
        </text:list-item>
      </text:list>
      <text:p text:style-name="P38"><text:span text:style-name="Default_20_Paragraph_20_Font"><text:span text:style-name="T8">Actividad 6: Diseño de una base de datos relacional. </text:span></text:span></text:p>
      <text:p text:style-name="Normal">De la mejor manera que se os ocurra, se pide que almacenéis los datos de alumnos de un instituto. </text:p>
      <text:p text:style-name="Normal">¿Qué datos hacen falta? ¿Cómo los organizáis? <text:s/></text:p>
      <text:p text:style-name="Normal">También se pide que almacenéis los datos de los profesores. </text:p>
      <text:p text:style-name="Normal">Por último, relacionar a cada profesor con sus alumnos </text:p>
      <text:p text:style-name="Normal">La actividad la podéis hacer en papel, en un documento de texto o en una hoja de cálcul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svg:stroke-opacity="100%"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keep-together="always" fo:hyphenation-ladder-count="no-limit" fo:hyphenation-keep="auto" loext:hyphenation-keep-type="column" loext:hyphenation-keep-line="false" fo:text-indent="-0.018cm" style:auto-text-indent="false" fo:keep-with-next="always">
        <style:tab-stops/>
      </style:paragraph-properties>
      <style:text-properties fo:color="#2f5496" loext:opacity="100%"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18cm" fo:margin-top="0cm" fo:margin-bottom="0.28cm" style:contextual-spacing="false" fo:line-height="107%" fo:hyphenation-ladder-count="no-limit" fo:hyphenation-keep="auto" loext:hyphenation-keep-type="column" loext:hyphenation-keep-line="false" fo:text-indent="-0.018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text-properties fo:color="#2f5496" loext:opacity="100%"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1" style:display-name="WW_CharLFO5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2" style:display-name="WW_CharLFO5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3" style:display-name="WW_CharLFO6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4" style:display-name="WW_CharLFO6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5" style:display-name="WW_CharLFO6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6" style:display-name="WW_CharLFO6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7" style:display-name="WW_CharLFO6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8" style:display-name="WW_CharLFO6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9" style:display-name="WW_CharLFO6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74cm" fo:margin-bottom="2.124cm" fo:margin-left="1.998cm" fo:margin-right="2.05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subject/>
    <meta:initial-creator>Usuario</meta:initial-creator>
    <meta:creation-date>2025-09-22T15:13:00Z</meta:creation-date>
    <dc:date>2025-09-22T18:39:17.910853400</dc:date>
    <meta:editing-cycles>4</meta:editing-cycles>
    <meta:editing-duration>PT8M40S</meta:editing-duration>
    <meta:document-statistic meta:table-count="0" meta:image-count="0" meta:object-count="0" meta:page-count="4" meta:paragraph-count="63" meta:word-count="1548" meta:character-count="9589" meta:non-whitespace-character-count="8083"/>
    <meta:template xlink:type="simple" xlink:actuate="onRequest" xlink:title="" xlink:href="../Actividades-del-Tema-1.odt/Normal"/>
  </office:meta>
</office:document-meta>
</file>